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Heading_20_3">
      <style:paragraph-properties fo:text-align="start" style:justify-single-word="false"/>
      <style:text-properties style:font-name="Liberation Seri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692630" fo:font-size="15pt" fo:letter-spacing="normal" fo:font-style="normal" fo:font-weight="bold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692630" fo:font-size="16pt" fo:letter-spacing="normal" fo:font-style="normal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692630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692630" fo:font-size="14pt" fo:letter-spacing="normal" fo:font-style="normal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692630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ff00" fo:font-size="15pt" fo:letter-spacing="normal" fo:font-style="normal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AM 101 – Priority List</text:span><text:bookmark text:name="section-103.1"/><text:span text:style-name="T1"><text:line-break/></text:span></text:p>
      <text:p text:style-name="P2"><text:span text:style-name="T7">103.1 Work on the command line 4</text:span><text:bookmark text:name="section-101.2"/><text:span text:style-name="T7"> – Time : 1<text:line-break/></text:span><text:bookmark text:name="section-103.3"/><text:span text:style-name="T7">103.3 Perform basic file management 4 – Time : 2<text:line-break/></text:span><text:bookmark text:name="section-103.4"/><text:span text:style-name="T7">103.4 Use streams, pipes and redirects 4 – Time : 1<text:line-break/></text:span><text:bookmark text:name="section-103.5"/><text:span text:style-name="T7">103.5 Create, monitor and kill processes 4 – Time : 1<text:line-break/>101.2 Boot the system</text:span><text:bookmark text:name="section-101.1"/><text:span text:style-name="T7"> 3 – Time : 1<text:line-break/></text:span><text:bookmark text:name="section-101.3"/><text:span text:style-name="T7">101.3 Change runlevels and shutdown or reboot system 3 – Time : 1<text:line-break/></text:span><text:bookmark text:name="section-102.4"/><text:span text:style-name="T7">102.4 Use Debian package management 3 – Time : 1<text:line-break/></text:span><text:bookmark text:name="section-102.5"/><text:span text:style-name="T7">102.5 Use RPM and YUM package management 3 – Time : 1<text:line-break/></text:span><text:bookmark text:name="section-103.2"/><text:span text:style-name="T7">103.2 Process text streams using filters 3 – Time : 2</text:span><text:span text:style-name="T2"><text:line-break/></text:span><text:bookmark text:name="section-103.8"/><text:span text:style-name="T2">103.8 Perform basic file editing operations using vi 3 – Time : 1<text:line-break/></text:span><text:bookmark text:name="section-104.3"/><text:span text:style-name="T2">104.3 Control mounting and unmounting of filesystems 3</text:span><text:bookmark text:name="section-104.5"/><text:span text:style-name="T2"> – Time : 1<text:line-break/>104.5 Manage file permissions and ownership 3 – Time : 1<text:line-break/></text:span><text:span text:style-name="T7">101.1 Determine and configure hardware settings 2 – Time : 1<text:line-break/></text:span><text:bookmark text:name="section-102.1"/><text:span text:style-name="T7">102.1 Design hard disk layout 2 – Time : 1<text:line-break/></text:span><text:bookmark text:name="section-102.2"/><text:span text:style-name="T7">102.2 Install a boot manager 2 – Time : 1<text:line-break/></text:span><text:bookmark text:name="section-103.6"/><text:span text:style-name="T7">103.6 Modify process execution priorities 2 – Time : 1</text:span><text:span text:style-name="T2"><text:line-break/></text:span><text:bookmark text:name="section-103.7"/><text:span text:style-name="T2">103.7 Search text files using regular expressions 2 – Time : 1<text:line-break/></text:span><text:bookmark text:name="section-104.1"/><text:span text:style-name="T2">104.1 Create partitions and filesystems 2 – Time : 1<text:line-break/></text:span><text:bookmark text:name="section-104.2"/><text:span text:style-name="T2">104.2 Maintain the integrity of filesystems 2 – Time : 1<text:line-break/></text:span><text:bookmark text:name="section-104.6"/><text:span text:style-name="T2">104.6 Create and change hard and symbolic links 2 – Time : 1<text:line-break/></text:span><text:bookmark text:name="section-104.7"/><text:span text:style-name="T2">104.7 Find system files and place files in the correct location 2 – Time : 1<text:line-break/></text:span><text:bookmark text:name="section-102.3"/><text:span text:style-name="T7">102.3 Manage shared libraries 1 – Time : 1</text:span><text:span text:style-name="T2"><text:line-break/></text:span><text:bookmark text:name="section-104.4"/><text:span text:style-name="T2">104.4 Manage disk quotas 1 – Time : 1</text:span><text:span text:style-name="T3"><text:line-break/></text:span></text:p>
      <text:h text:style-name="P3" text:outline-level="3"><text:span text:style-name="T4">From 15th of August to 13th of September :</text:span><text:span text:style-name="T3"> 30 days.<text:line-break/>Study time : 21<text:line-break/>Days left for questions : 8<text:line-break/>Rest time before exam : 1<text:line-break/>Total coeff : 60<text:line-break/></text:span><text:bookmark text:name="section-101"/><text:span text:style-name="T3"><text:line-break/></text:span><text:span text:style-name="T5">Topic 101: System Architecture : 3 days, coeff 8<text:line-break/></text:span><text:bookmark text:name="section-102"/><text:span text:style-name="T5">Topic 102: Linux Installation and Package Management : 5 days, coeff 11<text:line-break/></text:span><text:bookmark text:name="section-103"/><text:span text:style-name="T5">Topic 103: GNU and Unix Commands : 10 days, coeff 26<text:line-break/></text:span><text:bookmark text:name="section-104"/><text:span text:style-name="T5">Topic 104: Devices, Linux Filesystems, Filesystem Hierarchy Standard : 3 days, coeff 15<text:line-break/><text:line-break/></text:span><text:span text:style-name="T6">Critical topics</text:span><text:span text:style-name="T5"> : RPM commands, regexp, vi command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8-09T10:29:50</meta:creation-date>
    <dc:date>2014-08-31T10:41:45</dc:date>
    <dc:creator>David </dc:creator>
    <meta:editing-duration>PT21H10M34S</meta:editing-duration>
    <meta:editing-cycles>81</meta:editing-cycles>
    <meta:generator>LibreOffice/3.5$Linux_X86_64 LibreOffice_project/350m1$Build-2</meta:generator>
    <meta:document-statistic meta:table-count="0" meta:image-count="0" meta:object-count="0" meta:page-count="1" meta:paragraph-count="3" meta:word-count="344" meta:character-count="1718" meta:non-whitespace-character-count="1373"/>
  </office:meta>
</office:document-meta>
</file>